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79.3pt" svg:y="83.62pt">
            <draw:object draw:notify-on-update-of-ranges="Sheet1.A5:Sheet1.A85 Sheet1.D4:Sheet1.D4 Sheet1.D5:Sheet1.D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750" calcext:value-type="float">
            <text:p>1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8bits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68300" calcext:value-type="float">
            <text:p>168300</text:p>
          </table:table-cell>
          <table:table-cell table:formula="of:=[.$B$2]*[.B5]/([.$B$3]+[.B5])" office:value-type="float" office:value="4.64788732394366" calcext:value-type="float">
            <text:p>4.64788732394366</text:p>
          </table:table-cell>
          <table:table-cell table:formula="of:=ROUND(255/[.$B$2]*[.C5]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57500" calcext:value-type="float">
            <text:p>157500</text:p>
          </table:table-cell>
          <table:table-cell table:formula="of:=[.$B$2]*[.B6]/([.$B$3]+[.B6])" office:value-type="float" office:value="4.62555066079295" calcext:value-type="float">
            <text:p>4.62555066079295</text:p>
          </table:table-cell>
          <table:table-cell table:formula="of:=ROUND(255/[.$B$2]*[.C6]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47500" calcext:value-type="float">
            <text:p>147500</text:p>
          </table:table-cell>
          <table:table-cell table:formula="of:=[.$B$2]*[.B7]/([.$B$3]+[.B7])" office:value-type="float" office:value="4.60218408736349" calcext:value-type="float">
            <text:p>4.60218408736349</text:p>
          </table:table-cell>
          <table:table-cell table:formula="of:=ROUND(255/[.$B$2]*[.C7]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38200" calcext:value-type="float">
            <text:p>138200</text:p>
          </table:table-cell>
          <table:table-cell table:formula="of:=[.$B$2]*[.B8]/([.$B$3]+[.B8])" office:value-type="float" office:value="4.57767472673071" calcext:value-type="float">
            <text:p>4.57767472673071</text:p>
          </table:table-cell>
          <table:table-cell table:formula="of:=ROUND(255/[.$B$2]*[.C8]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29500" calcext:value-type="float">
            <text:p>129500</text:p>
          </table:table-cell>
          <table:table-cell table:formula="of:=[.$B$2]*[.B9]/([.$B$3]+[.B9])" office:value-type="float" office:value="4.5518453427065" calcext:value-type="float">
            <text:p>4.5518453427065</text:p>
          </table:table-cell>
          <table:table-cell table:formula="of:=ROUND(255/[.$B$2]*[.C9]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21400" calcext:value-type="float">
            <text:p>121400</text:p>
          </table:table-cell>
          <table:table-cell table:formula="of:=[.$B$2]*[.B10]/([.$B$3]+[.B10])" office:value-type="float" office:value="4.52478568766306" calcext:value-type="float">
            <text:p>4.52478568766306</text:p>
          </table:table-cell>
          <table:table-cell table:formula="of:=ROUND(255/[.$B$2]*[.C10]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3900" calcext:value-type="float">
            <text:p>113900</text:p>
          </table:table-cell>
          <table:table-cell table:formula="of:=[.$B$2]*[.B11]/([.$B$3]+[.B11])" office:value-type="float" office:value="4.49664429530201" calcext:value-type="float">
            <text:p>4.49664429530201</text:p>
          </table:table-cell>
          <table:table-cell table:formula="of:=ROUND(255/[.$B$2]*[.C11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6900" calcext:value-type="float">
            <text:p>106900</text:p>
          </table:table-cell>
          <table:table-cell table:formula="of:=[.$B$2]*[.B12]/([.$B$3]+[.B12])" office:value-type="float" office:value="4.46719598829921" calcext:value-type="float">
            <text:p>4.46719598829921</text:p>
          </table:table-cell>
          <table:table-cell table:formula="of:=ROUND(255/[.$B$2]*[.C12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00300" calcext:value-type="float">
            <text:p>100300</text:p>
          </table:table-cell>
          <table:table-cell table:formula="of:=[.$B$2]*[.B13]/([.$B$3]+[.B13])" office:value-type="float" office:value="4.43609022556391" calcext:value-type="float">
            <text:p>4.43609022556391</text:p>
          </table:table-cell>
          <table:table-cell table:formula="of:=ROUND(255/[.$B$2]*[.C13]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94200" calcext:value-type="float">
            <text:p>94200</text:p>
          </table:table-cell>
          <table:table-cell table:formula="of:=[.$B$2]*[.B14]/([.$B$3]+[.B14])" office:value-type="float" office:value="4.4039270687237" calcext:value-type="float">
            <text:p>4.4039270687237</text:p>
          </table:table-cell>
          <table:table-cell table:formula="of:=ROUND(255/[.$B$2]*[.C14]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8500" calcext:value-type="float">
            <text:p>88500</text:p>
          </table:table-cell>
          <table:table-cell table:formula="of:=[.$B$2]*[.B15]/([.$B$3]+[.B15])" office:value-type="float" office:value="4.37037037037037" calcext:value-type="float">
            <text:p>4.37037037037037</text:p>
          </table:table-cell>
          <table:table-cell table:formula="of:=ROUND(255/[.$B$2]*[.C15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83200" calcext:value-type="float">
            <text:p>83200</text:p>
          </table:table-cell>
          <table:table-cell table:formula="of:=[.$B$2]*[.B16]/([.$B$3]+[.B16])" office:value-type="float" office:value="4.33559145388223" calcext:value-type="float">
            <text:p>4.33559145388223</text:p>
          </table:table-cell>
          <table:table-cell table:formula="of:=ROUND(255/[.$B$2]*[.C16]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8250" calcext:value-type="float">
            <text:p>78250</text:p>
          </table:table-cell>
          <table:table-cell table:formula="of:=[.$B$2]*[.B17]/([.$B$3]+[.B17])" office:value-type="float" office:value="4.29945054945055" calcext:value-type="float">
            <text:p>4.29945054945055</text:p>
          </table:table-cell>
          <table:table-cell table:formula="of:=ROUND(255/[.$B$2]*[.C17]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600" calcext:value-type="float">
            <text:p>73600</text:p>
          </table:table-cell>
          <table:table-cell table:formula="of:=[.$B$2]*[.B18]/([.$B$3]+[.B18])" office:value-type="float" office:value="4.26172553561089" calcext:value-type="float">
            <text:p>4.26172553561089</text:p>
          </table:table-cell>
          <table:table-cell table:formula="of:=ROUND(255/[.$B$2]*[.C18]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69250" calcext:value-type="float">
            <text:p>69250</text:p>
          </table:table-cell>
          <table:table-cell table:formula="of:=[.$B$2]*[.B19]/([.$B$3]+[.B19])" office:value-type="float" office:value="4.22256097560976" calcext:value-type="float">
            <text:p>4.22256097560976</text:p>
          </table:table-cell>
          <table:table-cell table:formula="of:=ROUND(255/[.$B$2]*[.C19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65200" calcext:value-type="float">
            <text:p>65200</text:p>
          </table:table-cell>
          <table:table-cell table:formula="of:=[.$B$2]*[.B20]/([.$B$3]+[.B20])" office:value-type="float" office:value="4.18216805644644" calcext:value-type="float">
            <text:p>4.18216805644644</text:p>
          </table:table-cell>
          <table:table-cell table:formula="of:=ROUND(255/[.$B$2]*[.C20]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61450" calcext:value-type="float">
            <text:p>61450</text:p>
          </table:table-cell>
          <table:table-cell table:formula="of:=[.$B$2]*[.B21]/([.$B$3]+[.B21])" office:value-type="float" office:value="4.14083557951482" calcext:value-type="float">
            <text:p>4.14083557951482</text:p>
          </table:table-cell>
          <table:table-cell table:formula="of:=ROUND(255/[.$B$2]*[.C21]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57900" calcext:value-type="float">
            <text:p>57900</text:p>
          </table:table-cell>
          <table:table-cell table:formula="of:=[.$B$2]*[.B22]/([.$B$3]+[.B22])" office:value-type="float" office:value="4.09766454352442" calcext:value-type="float">
            <text:p>4.09766454352442</text:p>
          </table:table-cell>
          <table:table-cell table:formula="of:=ROUND(255/[.$B$2]*[.C22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54550" calcext:value-type="float">
            <text:p>54550</text:p>
          </table:table-cell>
          <table:table-cell table:formula="of:=[.$B$2]*[.B23]/([.$B$3]+[.B23])" office:value-type="float" office:value="4.05274888558692" calcext:value-type="float">
            <text:p>4.05274888558692</text:p>
          </table:table-cell>
          <table:table-cell table:formula="of:=ROUND(255/[.$B$2]*[.C23]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51450" calcext:value-type="float">
            <text:p>51450</text:p>
          </table:table-cell>
          <table:table-cell table:formula="of:=[.$B$2]*[.B24]/([.$B$3]+[.B24])" office:value-type="float" office:value="4.00700934579439" calcext:value-type="float">
            <text:p>4.00700934579439</text:p>
          </table:table-cell>
          <table:table-cell table:formula="of:=ROUND(255/[.$B$2]*[.C24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8560" calcext:value-type="float">
            <text:p>48560</text:p>
          </table:table-cell>
          <table:table-cell table:formula="of:=[.$B$2]*[.B25]/([.$B$3]+[.B25])" office:value-type="float" office:value="3.9602022508563" calcext:value-type="float">
            <text:p>3.9602022508563</text:p>
          </table:table-cell>
          <table:table-cell table:formula="of:=ROUND(255/[.$B$2]*[.C25]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45830" calcext:value-type="float">
            <text:p>45830</text:p>
          </table:table-cell>
          <table:table-cell table:formula="of:=[.$B$2]*[.B26]/([.$B$3]+[.B26])" office:value-type="float" office:value="3.91174462273814" calcext:value-type="float">
            <text:p>3.91174462273814</text:p>
          </table:table-cell>
          <table:table-cell table:formula="of:=ROUND(255/[.$B$2]*[.C26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43270" calcext:value-type="float">
            <text:p>43270</text:p>
          </table:table-cell>
          <table:table-cell table:formula="of:=[.$B$2]*[.B27]/([.$B$3]+[.B27])" office:value-type="float" office:value="3.86201356658336" calcext:value-type="float">
            <text:p>3.86201356658336</text:p>
          </table:table-cell>
          <table:table-cell table:formula="of:=ROUND(255/[.$B$2]*[.C27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40860" calcext:value-type="float">
            <text:p>40860</text:p>
          </table:table-cell>
          <table:table-cell table:formula="of:=[.$B$2]*[.B28]/([.$B$3]+[.B28])" office:value-type="float" office:value="3.81085618354785" calcext:value-type="float">
            <text:p>3.81085618354785</text:p>
          </table:table-cell>
          <table:table-cell table:formula="of:=ROUND(255/[.$B$2]*[.C28]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8610" calcext:value-type="float">
            <text:p>38610</text:p>
          </table:table-cell>
          <table:table-cell table:formula="of:=[.$B$2]*[.B29]/([.$B$3]+[.B29])" office:value-type="float" office:value="3.75876168224299" calcext:value-type="float">
            <text:p>3.75876168224299</text:p>
          </table:table-cell>
          <table:table-cell table:formula="of:=ROUND(255/[.$B$2]*[.C29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6490" calcext:value-type="float">
            <text:p>36490</text:p>
          </table:table-cell>
          <table:table-cell table:formula="of:=[.$B$2]*[.B30]/([.$B$3]+[.B30])" office:value-type="float" office:value="3.7053208773355" calcext:value-type="float">
            <text:p>3.7053208773355</text:p>
          </table:table-cell>
          <table:table-cell table:formula="of:=ROUND(255/[.$B$2]*[.C30]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4500" calcext:value-type="float">
            <text:p>34500</text:p>
          </table:table-cell>
          <table:table-cell table:formula="of:=[.$B$2]*[.B31]/([.$B$3]+[.B31])" office:value-type="float" office:value="3.65079365079365" calcext:value-type="float">
            <text:p>3.65079365079365</text:p>
          </table:table-cell>
          <table:table-cell table:formula="of:=ROUND(255/[.$B$2]*[.C31]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2630" calcext:value-type="float">
            <text:p>32630</text:p>
          </table:table-cell>
          <table:table-cell table:formula="of:=[.$B$2]*[.B32]/([.$B$3]+[.B32])" office:value-type="float" office:value="3.59519612163949" calcext:value-type="float">
            <text:p>3.59519612163949</text:p>
          </table:table-cell>
          <table:table-cell table:formula="of:=ROUND(255/[.$B$2]*[.C32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0880" calcext:value-type="float">
            <text:p>30880</text:p>
          </table:table-cell>
          <table:table-cell table:formula="of:=[.$B$2]*[.B33]/([.$B$3]+[.B33])" office:value-type="float" office:value="3.53884941553977" calcext:value-type="float">
            <text:p>3.53884941553977</text:p>
          </table:table-cell>
          <table:table-cell table:formula="of:=ROUND(255/[.$B$2]*[.C33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9230" calcext:value-type="float">
            <text:p>29230</text:p>
          </table:table-cell>
          <table:table-cell table:formula="of:=[.$B$2]*[.B34]/([.$B$3]+[.B34])" office:value-type="float" office:value="3.48141972367794" calcext:value-type="float">
            <text:p>3.48141972367794</text:p>
          </table:table-cell>
          <table:table-cell table:formula="of:=ROUND(255/[.$B$2]*[.C34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7670" calcext:value-type="float">
            <text:p>27670</text:p>
          </table:table-cell>
          <table:table-cell table:formula="of:=[.$B$2]*[.B35]/([.$B$3]+[.B35])" office:value-type="float" office:value="3.42281048985651" calcext:value-type="float">
            <text:p>3.42281048985651</text:p>
          </table:table-cell>
          <table:table-cell table:formula="of:=ROUND(255/[.$B$2]*[.C35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6210" calcext:value-type="float">
            <text:p>26210</text:p>
          </table:table-cell>
          <table:table-cell table:formula="of:=[.$B$2]*[.B36]/([.$B$3]+[.B36])" office:value-type="float" office:value="3.36370636550308" calcext:value-type="float">
            <text:p>3.36370636550308</text:p>
          </table:table-cell>
          <table:table-cell table:formula="of:=ROUND(255/[.$B$2]*[.C36]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4830" calcext:value-type="float">
            <text:p>24830</text:p>
          </table:table-cell>
          <table:table-cell table:formula="of:=[.$B$2]*[.B37]/([.$B$3]+[.B37])" office:value-type="float" office:value="3.303618946248" calcext:value-type="float">
            <text:p>3.303618946248</text:p>
          </table:table-cell>
          <table:table-cell table:formula="of:=ROUND(255/[.$B$2]*[.C37]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3540" calcext:value-type="float">
            <text:p>23540</text:p>
          </table:table-cell>
          <table:table-cell table:formula="of:=[.$B$2]*[.B38]/([.$B$3]+[.B38])" office:value-type="float" office:value="3.24331771837972" calcext:value-type="float">
            <text:p>3.24331771837972</text:p>
          </table:table-cell>
          <table:table-cell table:formula="of:=ROUND(255/[.$B$2]*[.C38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2320" calcext:value-type="float">
            <text:p>22320</text:p>
          </table:table-cell>
          <table:table-cell table:formula="of:=[.$B$2]*[.B39]/([.$B$3]+[.B39])" office:value-type="float" office:value="3.18220701454234" calcext:value-type="float">
            <text:p>3.18220701454234</text:p>
          </table:table-cell>
          <table:table-cell table:formula="of:=ROUND(255/[.$B$2]*[.C39]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1170" calcext:value-type="float">
            <text:p>21170</text:p>
          </table:table-cell>
          <table:table-cell table:formula="of:=[.$B$2]*[.B40]/([.$B$3]+[.B40])" office:value-type="float" office:value="3.12057783018868" calcext:value-type="float">
            <text:p>3.12057783018868</text:p>
          </table:table-cell>
          <table:table-cell table:formula="of:=ROUND(255/[.$B$2]*[.C40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0080" calcext:value-type="float">
            <text:p>20080</text:p>
          </table:table-cell>
          <table:table-cell table:formula="of:=[.$B$2]*[.B41]/([.$B$3]+[.B41])" office:value-type="float" office:value="3.05817849527871" calcext:value-type="float">
            <text:p>3.05817849527871</text:p>
          </table:table-cell>
          <table:table-cell table:formula="of:=ROUND(255/[.$B$2]*[.C41]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060" calcext:value-type="float">
            <text:p>19060</text:p>
          </table:table-cell>
          <table:table-cell table:formula="of:=[.$B$2]*[.B42]/([.$B$3]+[.B42])" office:value-type="float" office:value="2.99591323483181" calcext:value-type="float">
            <text:p>2.99591323483181</text:p>
          </table:table-cell>
          <table:table-cell table:formula="of:=ROUND(255/[.$B$2]*[.C42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8100" calcext:value-type="float">
            <text:p>18100</text:p>
          </table:table-cell>
          <table:table-cell table:formula="of:=[.$B$2]*[.B43]/([.$B$3]+[.B43])" office:value-type="float" office:value="2.93354943273906" calcext:value-type="float">
            <text:p>2.93354943273906</text:p>
          </table:table-cell>
          <table:table-cell table:formula="of:=ROUND(255/[.$B$2]*[.C43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190" calcext:value-type="float">
            <text:p>17190</text:p>
          </table:table-cell>
          <table:table-cell table:formula="of:=[.$B$2]*[.B44]/([.$B$3]+[.B44])" office:value-type="float" office:value="2.87074148296593" calcext:value-type="float">
            <text:p>2.87074148296593</text:p>
          </table:table-cell>
          <table:table-cell table:formula="of:=ROUND(255/[.$B$2]*[.C44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30" calcext:value-type="float">
            <text:p>16330</text:p>
          </table:table-cell>
          <table:table-cell table:formula="of:=[.$B$2]*[.B45]/([.$B$3]+[.B45])" office:value-type="float" office:value="2.80777166437414" calcext:value-type="float">
            <text:p>2.80777166437414</text:p>
          </table:table-cell>
          <table:table-cell table:formula="of:=ROUND(255/[.$B$2]*[.C45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20" calcext:value-type="float">
            <text:p>15520</text:p>
          </table:table-cell>
          <table:table-cell table:formula="of:=[.$B$2]*[.B46]/([.$B$3]+[.B46])" office:value-type="float" office:value="2.74495932083481" calcext:value-type="float">
            <text:p>2.74495932083481</text:p>
          </table:table-cell>
          <table:table-cell table:formula="of:=ROUND(255/[.$B$2]*[.C46]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50" calcext:value-type="float">
            <text:p>14750</text:p>
          </table:table-cell>
          <table:table-cell table:formula="of:=[.$B$2]*[.B47]/([.$B$3]+[.B47])" office:value-type="float" office:value="2.68181818181818" calcext:value-type="float">
            <text:p>2.68181818181818</text:p>
          </table:table-cell>
          <table:table-cell table:formula="of:=ROUND(255/[.$B$2]*[.C47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30" calcext:value-type="float">
            <text:p>14030</text:p>
          </table:table-cell>
          <table:table-cell table:formula="of:=[.$B$2]*[.B48]/([.$B$3]+[.B48])" office:value-type="float" office:value="2.61949215832711" calcext:value-type="float">
            <text:p>2.61949215832711</text:p>
          </table:table-cell>
          <table:table-cell table:formula="of:=ROUND(255/[.$B$2]*[.C48]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40" calcext:value-type="float">
            <text:p>13340</text:p>
          </table:table-cell>
          <table:table-cell table:formula="of:=[.$B$2]*[.B49]/([.$B$3]+[.B49])" office:value-type="float" office:value="2.55653507090839" calcext:value-type="float">
            <text:p>2.55653507090839</text:p>
          </table:table-cell>
          <table:table-cell table:formula="of:=ROUND(255/[.$B$2]*[.C49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700" calcext:value-type="float">
            <text:p>12700</text:p>
          </table:table-cell>
          <table:table-cell table:formula="of:=[.$B$2]*[.B50]/([.$B$3]+[.B50])" office:value-type="float" office:value="2.4950884086444" calcext:value-type="float">
            <text:p>2.4950884086444</text:p>
          </table:table-cell>
          <table:table-cell table:formula="of:=ROUND(255/[.$B$2]*[.C50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90" calcext:value-type="float">
            <text:p>12090</text:p>
          </table:table-cell>
          <table:table-cell table:formula="of:=[.$B$2]*[.B51]/([.$B$3]+[.B51])" office:value-type="float" office:value="2.43357487922705" calcext:value-type="float">
            <text:p>2.43357487922705</text:p>
          </table:table-cell>
          <table:table-cell table:formula="of:=ROUND(255/[.$B$2]*[.C51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10" calcext:value-type="float">
            <text:p>11510</text:p>
          </table:table-cell>
          <table:table-cell table:formula="of:=[.$B$2]*[.B52]/([.$B$3]+[.B52])" office:value-type="float" office:value="2.3722176422094" calcext:value-type="float">
            <text:p>2.3722176422094</text:p>
          </table:table-cell>
          <table:table-cell table:formula="of:=ROUND(255/[.$B$2]*[.C52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60" calcext:value-type="float">
            <text:p>10960</text:p>
          </table:table-cell>
          <table:table-cell table:formula="of:=[.$B$2]*[.B53]/([.$B$3]+[.B53])" office:value-type="float" office:value="2.31126107127794" calcext:value-type="float">
            <text:p>2.31126107127794</text:p>
          </table:table-cell>
          <table:table-cell table:formula="of:=ROUND(255/[.$B$2]*[.C53]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40" calcext:value-type="float">
            <text:p>10440</text:p>
          </table:table-cell>
          <table:table-cell table:formula="of:=[.$B$2]*[.B54]/([.$B$3]+[.B54])" office:value-type="float" office:value="2.2509702457956" calcext:value-type="float">
            <text:p>2.2509702457956</text:p>
          </table:table-cell>
          <table:table-cell table:formula="of:=ROUND(255/[.$B$2]*[.C54]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50" calcext:value-type="float">
            <text:p>9950</text:p>
          </table:table-cell>
          <table:table-cell table:formula="of:=[.$B$2]*[.B55]/([.$B$3]+[.B55])" office:value-type="float" office:value="2.19162995594714" calcext:value-type="float">
            <text:p>2.19162995594714</text:p>
          </table:table-cell>
          <table:table-cell table:formula="of:=ROUND(255/[.$B$2]*[.C55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85" calcext:value-type="float">
            <text:p>9485</text:p>
          </table:table-cell>
          <table:table-cell table:formula="of:=[.$B$2]*[.B56]/([.$B$3]+[.B56])" office:value-type="float" office:value="2.13289858331459" calcext:value-type="float">
            <text:p>2.13289858331459</text:p>
          </table:table-cell>
          <table:table-cell table:formula="of:=ROUND(255/[.$B$2]*[.C56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45" calcext:value-type="float">
            <text:p>9045</text:p>
          </table:table-cell>
          <table:table-cell table:formula="of:=[.$B$2]*[.B57]/([.$B$3]+[.B57])" office:value-type="float" office:value="2.07501720578114" calcext:value-type="float">
            <text:p>2.07501720578114</text:p>
          </table:table-cell>
          <table:table-cell table:formula="of:=ROUND(255/[.$B$2]*[.C57]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30" calcext:value-type="float">
            <text:p>8630</text:p>
          </table:table-cell>
          <table:table-cell table:formula="of:=[.$B$2]*[.B58]/([.$B$3]+[.B58])" office:value-type="float" office:value="2.01824134705332" calcext:value-type="float">
            <text:p>2.01824134705332</text:p>
          </table:table-cell>
          <table:table-cell table:formula="of:=ROUND(255/[.$B$2]*[.C58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30" calcext:value-type="float">
            <text:p>8230</text:p>
          </table:table-cell>
          <table:table-cell table:formula="of:=[.$B$2]*[.B59]/([.$B$3]+[.B59])" office:value-type="float" office:value="1.96139180171592" calcext:value-type="float">
            <text:p>1.96139180171592</text:p>
          </table:table-cell>
          <table:table-cell table:formula="of:=ROUND(255/[.$B$2]*[.C5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55" calcext:value-type="float">
            <text:p>7855</text:p>
          </table:table-cell>
          <table:table-cell table:formula="of:=[.$B$2]*[.B60]/([.$B$3]+[.B60])" office:value-type="float" office:value="1.9060907546712" calcext:value-type="float">
            <text:p>1.9060907546712</text:p>
          </table:table-cell>
          <table:table-cell table:formula="of:=ROUND(255/[.$B$2]*[.C60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0" calcext:value-type="float">
            <text:p>7500</text:p>
          </table:table-cell>
          <table:table-cell table:formula="of:=[.$B$2]*[.B61]/([.$B$3]+[.B61])" office:value-type="float" office:value="1.85185185185185" calcext:value-type="float">
            <text:p>1.85185185185185</text:p>
          </table:table-cell>
          <table:table-cell table:formula="of:=ROUND(255/[.$B$2]*[.C61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60" calcext:value-type="float">
            <text:p>7160</text:p>
          </table:table-cell>
          <table:table-cell table:formula="of:=[.$B$2]*[.B62]/([.$B$3]+[.B62])" office:value-type="float" office:value="1.79809141135108" calcext:value-type="float">
            <text:p>1.79809141135108</text:p>
          </table:table-cell>
          <table:table-cell table:formula="of:=ROUND(255/[.$B$2]*[.C62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40" calcext:value-type="float">
            <text:p>6840</text:p>
          </table:table-cell>
          <table:table-cell table:formula="of:=[.$B$2]*[.B63]/([.$B$3]+[.B63])" office:value-type="float" office:value="1.7457886676876" calcext:value-type="float">
            <text:p>1.7457886676876</text:p>
          </table:table-cell>
          <table:table-cell table:formula="of:=ROUND(255/[.$B$2]*[.C63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35" calcext:value-type="float">
            <text:p>6535</text:p>
          </table:table-cell>
          <table:table-cell table:formula="of:=[.$B$2]*[.B64]/([.$B$3]+[.B64])" office:value-type="float" office:value="1.69432201192637" calcext:value-type="float">
            <text:p>1.69432201192637</text:p>
          </table:table-cell>
          <table:table-cell table:formula="of:=ROUND(255/[.$B$2]*[.C64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45" calcext:value-type="float">
            <text:p>6245</text:p>
          </table:table-cell>
          <table:table-cell table:formula="of:=[.$B$2]*[.B65]/([.$B$3]+[.B65])" office:value-type="float" office:value="1.64385364569624" calcext:value-type="float">
            <text:p>1.64385364569624</text:p>
          </table:table-cell>
          <table:table-cell table:formula="of:=ROUND(255/[.$B$2]*[.C65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70" calcext:value-type="float">
            <text:p>5970</text:p>
          </table:table-cell>
          <table:table-cell table:formula="of:=[.$B$2]*[.B66]/([.$B$3]+[.B66])" office:value-type="float" office:value="1.59455128205128" calcext:value-type="float">
            <text:p>1.59455128205128</text:p>
          </table:table-cell>
          <table:table-cell table:formula="of:=ROUND(255/[.$B$2]*[.C66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10" calcext:value-type="float">
            <text:p>5710</text:p>
          </table:table-cell>
          <table:table-cell table:formula="of:=[.$B$2]*[.B67]/([.$B$3]+[.B67])" office:value-type="float" office:value="1.5465872156013" calcext:value-type="float">
            <text:p>1.5465872156013</text:p>
          </table:table-cell>
          <table:table-cell table:formula="of:=ROUND(255/[.$B$2]*[.C67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60" calcext:value-type="float">
            <text:p>5460</text:p>
          </table:table-cell>
          <table:table-cell table:formula="of:=[.$B$2]*[.B68]/([.$B$3]+[.B68])" office:value-type="float" office:value="1.499176276771" calcext:value-type="float">
            <text:p>1.499176276771</text:p>
          </table:table-cell>
          <table:table-cell table:formula="of:=ROUND(255/[.$B$2]*[.C68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25" calcext:value-type="float">
            <text:p>5225</text:p>
          </table:table-cell>
          <table:table-cell table:formula="of:=[.$B$2]*[.B69]/([.$B$3]+[.B69])" office:value-type="float" office:value="1.45340751043115" calcext:value-type="float">
            <text:p>1.45340751043115</text:p>
          </table:table-cell>
          <table:table-cell table:formula="of:=ROUND(255/[.$B$2]*[.C69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table:formula="of:=[.$B$2]*[.B70]/([.$B$3]+[.B70])" office:value-type="float" office:value="1.40845070422535" calcext:value-type="float">
            <text:p>1.40845070422535</text:p>
          </table:table-cell>
          <table:table-cell table:formula="of:=ROUND(255/[.$B$2]*[.C70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87" calcext:value-type="float">
            <text:p>4787</text:p>
          </table:table-cell>
          <table:table-cell table:formula="of:=[.$B$2]*[.B71]/([.$B$3]+[.B71])" office:value-type="float" office:value="1.36482864800137" calcext:value-type="float">
            <text:p>1.36482864800137</text:p>
          </table:table-cell>
          <table:table-cell table:formula="of:=ROUND(255/[.$B$2]*[.C71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83" calcext:value-type="float">
            <text:p>4583</text:p>
          </table:table-cell>
          <table:table-cell table:formula="of:=[.$B$2]*[.B72]/([.$B$3]+[.B72])" office:value-type="float" office:value="1.3220446547049" calcext:value-type="float">
            <text:p>1.3220446547049</text:p>
          </table:table-cell>
          <table:table-cell table:formula="of:=ROUND(255/[.$B$2]*[.C72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89" calcext:value-type="float">
            <text:p>4389</text:p>
          </table:table-cell>
          <table:table-cell table:formula="of:=[.$B$2]*[.B73]/([.$B$3]+[.B73])" office:value-type="float" office:value="1.28041309294591" calcext:value-type="float">
            <text:p>1.28041309294591</text:p>
          </table:table-cell>
          <table:table-cell table:formula="of:=ROUND(255/[.$B$2]*[.C73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04" calcext:value-type="float">
            <text:p>4204</text:p>
          </table:table-cell>
          <table:table-cell table:formula="of:=[.$B$2]*[.B74]/([.$B$3]+[.B74])" office:value-type="float" office:value="1.23982540993276" calcext:value-type="float">
            <text:p>1.23982540993276</text:p>
          </table:table-cell>
          <table:table-cell table:formula="of:=ROUND(255/[.$B$2]*[.C74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29" calcext:value-type="float">
            <text:p>4029</text:p>
          </table:table-cell>
          <table:table-cell table:formula="of:=[.$B$2]*[.B75]/([.$B$3]+[.B75])" office:value-type="float" office:value="1.20060790273556" calcext:value-type="float">
            <text:p>1.20060790273556</text:p>
          </table:table-cell>
          <table:table-cell table:formula="of:=ROUND(255/[.$B$2]*[.C75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61" calcext:value-type="float">
            <text:p>3861</text:p>
          </table:table-cell>
          <table:table-cell table:formula="of:=[.$B$2]*[.B76]/([.$B$3]+[.B76])" office:value-type="float" office:value="1.16218168683403" calcext:value-type="float">
            <text:p>1.16218168683403</text:p>
          </table:table-cell>
          <table:table-cell table:formula="of:=ROUND(255/[.$B$2]*[.C76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02" calcext:value-type="float">
            <text:p>3702</text:p>
          </table:table-cell>
          <table:table-cell table:formula="of:=[.$B$2]*[.B77]/([.$B$3]+[.B77])" office:value-type="float" office:value="1.12509117432531" calcext:value-type="float">
            <text:p>1.12509117432531</text:p>
          </table:table-cell>
          <table:table-cell table:formula="of:=ROUND(255/[.$B$2]*[.C77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49" calcext:value-type="float">
            <text:p>3549</text:p>
          </table:table-cell>
          <table:table-cell table:formula="of:=[.$B$2]*[.B78]/([.$B$3]+[.B78])" office:value-type="float" office:value="1.08871709920854" calcext:value-type="float">
            <text:p>1.08871709920854</text:p>
          </table:table-cell>
          <table:table-cell table:formula="of:=ROUND(255/[.$B$2]*[.C78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4" calcext:value-type="float">
            <text:p>3404</text:p>
          </table:table-cell>
          <table:table-cell table:formula="of:=[.$B$2]*[.B79]/([.$B$3]+[.B79])" office:value-type="float" office:value="1.05360901324749" calcext:value-type="float">
            <text:p>1.05360901324749</text:p>
          </table:table-cell>
          <table:table-cell table:formula="of:=ROUND(255/[.$B$2]*[.C79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66" calcext:value-type="float">
            <text:p>3266</text:p>
          </table:table-cell>
          <table:table-cell table:formula="of:=[.$B$2]*[.B80]/([.$B$3]+[.B80])" office:value-type="float" office:value="1.01960539460539" calcext:value-type="float">
            <text:p>1.01960539460539</text:p>
          </table:table-cell>
          <table:table-cell table:formula="of:=ROUND(255/[.$B$2]*[.C80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34" calcext:value-type="float">
            <text:p>3134</text:p>
          </table:table-cell>
          <table:table-cell table:formula="of:=[.$B$2]*[.B81]/([.$B$3]+[.B81])" office:value-type="float" office:value="0.98652732309242" calcext:value-type="float">
            <text:p>0.98652732309242</text:p>
          </table:table-cell>
          <table:table-cell table:formula="of:=ROUND(255/[.$B$2]*[.C81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08" calcext:value-type="float">
            <text:p>3008</text:p>
          </table:table-cell>
          <table:table-cell table:formula="of:=[.$B$2]*[.B82]/([.$B$3]+[.B82])" office:value-type="float" office:value="0.954435842111943" calcext:value-type="float">
            <text:p>0.954435842111943</text:p>
          </table:table-cell>
          <table:table-cell table:formula="of:=ROUND(255/[.$B$2]*[.C82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88" calcext:value-type="float">
            <text:p>2888</text:p>
          </table:table-cell>
          <table:table-cell table:formula="of:=[.$B$2]*[.B83]/([.$B$3]+[.B83])" office:value-type="float" office:value="0.923391738073923" calcext:value-type="float">
            <text:p>0.923391738073923</text:p>
          </table:table-cell>
          <table:table-cell table:formula="of:=ROUND(255/[.$B$2]*[.C83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73" calcext:value-type="float">
            <text:p>2773</text:p>
          </table:table-cell>
          <table:table-cell table:formula="of:=[.$B$2]*[.B84]/([.$B$3]+[.B84])" office:value-type="float" office:value="0.893190749210848" calcext:value-type="float">
            <text:p>0.893190749210848</text:p>
          </table:table-cell>
          <table:table-cell table:formula="of:=ROUND(255/[.$B$2]*[.C84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3" calcext:value-type="float">
            <text:p>2663</text:p>
          </table:table-cell>
          <table:table-cell table:formula="of:=[.$B$2]*[.B85]/([.$B$3]+[.B85])" office:value-type="float" office:value="0.863881139297995" calcext:value-type="float">
            <text:p>0.863881139297995</text:p>
          </table:table-cell>
          <table:table-cell table:formula="of:=ROUND(255/[.$B$2]*[.C85])" office:value-type="float" office:value="44" calcext:value-type="float">
            <text:p>44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16:09.360313484</meta:creation-date>
    <dc:date>2018-11-19T22:30:45.295397226</dc:date>
    <meta:editing-duration>PT14M35S</meta:editing-duration>
    <meta:editing-cycles>4</meta:editing-cycles>
    <meta:generator>LibreOffice/6.0.6.2$Linux_X86_64 LibreOffice_project/00m0$Build-2</meta:generator>
    <meta:document-statistic meta:table-count="2" meta:cell-count="4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913cm" svg:y="4.203cm" style:legend-expansion="high" chart:style-name="ch2"/>
        <chart:plot-area chart:style-name="ch3" table:cell-range-address="Sheet1.A5:Sheet1.A85 Sheet1.D4:Sheet1.D85" chart:data-source-has-labels="both" svg:x="0.319cm" svg:y="0.18cm" svg:width="13.275cm" svg:height="8.645cm">
          <chartooo:coordinate-region svg:x="1.126cm" svg:y="0.359cm" svg:width="12.328cm" svg:height="7.58cm"/>
          <chart:axis chart:dimension="x" chart:name="primary-x" chart:style-name="ch4" chartooo:axis-type="auto">
            <chartooo:date-scale/>
            <chart:categories table:cell-range-address="Sheet1.A5:Sheet1.A8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85" chart:label-cell-address="Sheet1.D4:Sheet1.D4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bits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Sheet1.A5:Sheet1.A85</svg:desc>
                </draw:g>
              </table:table-cell>
              <table:table-cell office:value-type="float" office:value="237">
                <text:p>237</text:p>
                <draw:g>
                  <svg:desc>Sheet1.D5:Sheet1.D85</svg:desc>
                </draw:g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